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TOMIC</text:span></text:p>
      <text:p text:style-name="P2"><text:span text:style-name="T2"/></text:p>
      <text:p text:style-name="P2"><text:span text:style-name="T3">DATA RACES</text:span></text:p>
      <text:p text:style-name="P2"><text:span text:style-name="T3">A data race is a situation in which at least two threads access a shared variable at the sam time. At least one thread attempts to access the variable. This creates undefined behaviour.</text:span></text:p>
      <text:p text:style-name="P2"><text:span text:style-name="T3"/></text:p>
      <text:p text:style-name="P2"><text:span text:style-name="T3">RACE CONDITION</text:span></text:p>
      <text:p text:style-name="P2"><text:span text:style-name="T3">A race condition is a situation, in which the result of an operation depends on the interleaving of certain individual operations.</text:span></text:p>
      <text:p text:style-name="P2"><text:span text:style-name="T3"/></text:p>
      <text:p text:style-name="P2"><text:span text:style-name="T3">ATOMIC [UNFINISHED]</text:span></text:p>
      <text:p text:style-name="P2"><text:a xlink:href="https://stackoverflow.com/questions/31978324/what-exactly-is-stdatomic"><text:span text:style-name="T4">https://stackoverflow.com/questions/31978324/what-exactly-is-stdatomic</text:span></text:a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